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in" fo:border="none"/>
    </style:style>
    <style:style style:name="T1" style:family="text">
      <style:text-properties fo:color="#cc7832" style:font-name="DejaVu Sans Mono" fo:font-size="11.5pt" fo:font-style="normal" fo:font-weight="normal" style:font-size-asian="11.5pt" style:font-style-asian="normal" style:font-weight-asian="normal"/>
    </style:style>
    <style:style style:name="T2" style:family="text">
      <style:text-properties fo:color="#a9b7c6" style:font-name="DejaVu Sans Mono" fo:font-size="11.5pt" fo:font-style="normal" fo:font-weight="normal" style:font-size-asian="11.5pt" style:font-style-asian="normal" style:font-weight-asian="normal"/>
    </style:style>
    <style:style style:name="T3" style:family="text">
      <style:text-properties fo:color="#8888c6" style:font-name="DejaVu Sans Mono" fo:font-size="11.5pt" fo:font-style="normal" fo:font-weight="normal" style:font-size-asian="11.5pt" style:font-style-asian="normal" style:font-weight-asian="normal"/>
    </style:style>
    <style:style style:name="T4" style:family="text">
      <style:text-properties fo:color="#6a8759" style:font-name="DejaVu Sans Mono" fo:font-size="11.5pt" fo:font-style="normal" fo:font-weight="normal" style:font-size-asian="11.5pt" style:font-style-asian="normal" style:font-weight-asian="normal"/>
    </style:style>
    <style:style style:name="T5" style:family="text">
      <style:text-properties fo:color="#aa4926" style:font-name="DejaVu Sans Mono" fo:font-size="11.5pt" fo:font-style="normal" fo:font-weight="normal" style:font-size-asian="11.5pt" style:font-style-asian="normal" style:font-weight-asian="normal"/>
    </style:style>
    <style:style style:name="T6" style:family="text">
      <style:text-properties fo:color="#6897bb" style:font-name="DejaVu Sans Mono" fo:font-size="11.5pt" fo:font-style="normal" fo:font-weight="normal" style:font-size-asian="11.5pt" style:font-style-asian="normal" style:font-weight-asian="normal"/>
    </style:style>
    <style:style style:name="T7" style:family="text">
      <style:text-properties fo:color="#808080" style:font-name="DejaVu Sans Mono" fo:font-size="11.5pt" fo:font-style="normal" fo:font-weight="normal" style:font-size-asian="11.5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rom </text:span><text:span text:style-name="T2">nltk.tokenize </text:span><text:span text:style-name="T1">import </text:span><text:span text:style-name="T2">word_tokenize</text:span><text:line-break/><text:span text:style-name="T1">import </text:span><text:span text:style-name="T2">csv</text:span><text:line-break/><text:line-break/><text:span text:style-name="T2">tok=[]</text:span><text:line-break/><text:span text:style-name="T1">with </text:span><text:span text:style-name="T3">open</text:span><text:span text:style-name="T2">(</text:span><text:span text:style-name="T4">'/home/gerardo/Documents/Mios/Docsmios/AI/wp/wp201601.csv'</text:span><text:span text:style-name="T2">) </text:span><text:span text:style-name="T1">as </text:span><text:span text:style-name="T2">csv_file:</text:span><text:line-break/><text:span text:style-name="T2"> <text:s text:c="3"/>csv_reader = csv.reader(csv_file</text:span><text:span text:style-name="T1">, </text:span><text:span text:style-name="T5">delimiter</text:span><text:span text:style-name="T2">=</text:span><text:span text:style-name="T4">','</text:span><text:span text:style-name="T2">)</text:span><text:line-break/><text:span text:style-name="T2"> <text:s text:c="3"/>line_count = </text:span><text:span text:style-name="T6">0</text:span><text:line-break/><text:span text:style-name="T6"> <text:s text:c="3"/></text:span><text:span text:style-name="T1">for </text:span><text:span text:style-name="T2">row </text:span><text:span text:style-name="T1">in </text:span><text:span text:style-name="T2">csv_reader:</text:span><text:line-break/><text:span text:style-name="T2"> <text:s text:c="11"/></text:span><text:span text:style-name="T3">print</text:span><text:span text:style-name="T2">(line_count)</text:span><text:line-break/><text:span text:style-name="T2"> <text:s text:c="11"/>tok_text1 = [word_tokenize(row[</text:span><text:span text:style-name="T6">0</text:span><text:span text:style-name="T2">])]</text:span><text:line-break/><text:span text:style-name="T2"> <text:s text:c="11"/>tok_text2</text:span><text:line-break/><text:span text:style-name="T2"> <text:s text:c="11"/></text:span><text:span text:style-name="T3">print</text:span><text:span text:style-name="T2">(tok)</text:span><text:line-break/><text:span text:style-name="T2"> <text:s text:c="11"/></text:span><text:span text:style-name="T3">print</text:span><text:span text:style-name="T2">(</text:span><text:span text:style-name="T3">len</text:span><text:span text:style-name="T2">(tok))</text:span><text:line-break/><text:span text:style-name="T2"> <text:s text:c="11"/>line_count += </text:span><text:span text:style-name="T6">1</text:span><text:line-break/><text:line-break/><text:span text:style-name="T1">with </text:span><text:span text:style-name="T3">open</text:span><text:span text:style-name="T2">(</text:span><text:span text:style-name="T4">'/home/gerardo/Documents/Mios/Docsmios/AI/wp/wp201601.csv'</text:span><text:span text:style-name="T2">) </text:span><text:span text:style-name="T1">as </text:span><text:span text:style-name="T2">csv_file:</text:span><text:line-break/><text:span text:style-name="T2"> <text:s text:c="3"/>csv_reader = csv.reader(csv_file</text:span><text:span text:style-name="T1">, </text:span><text:span text:style-name="T5">delimiter</text:span><text:span text:style-name="T2">=</text:span><text:span text:style-name="T4">','</text:span><text:span text:style-name="T2">)</text:span><text:line-break/><text:span text:style-name="T2"> <text:s text:c="3"/></text:span><text:span text:style-name="T1">for </text:span><text:span text:style-name="T2">row </text:span><text:span text:style-name="T1">in </text:span><text:span text:style-name="T2">csv_reader:</text:span><text:line-break/><text:span text:style-name="T2"> <text:s text:c="4"/></text:span><text:span text:style-name="T3">print</text:span><text:span text:style-name="T2">(tok)</text:span><text:line-break/><text:span text:style-name="T2"> <text:s text:c="4"/></text:span><text:span text:style-name="T7">#only 105 tokens</text:span><text:line-break/><text:span text:style-name="T7"> <text:s text:c="4"/>#Excluir historias en donde una misma palabra se repita más de 10 veces (confirmer avec @jlr)_</text:span><text:line-break/><text:span text:style-name="T7"> <text:s text:c="3"/>#*Lo que tenemos que hacer es remplazar las palabras que ocurren menos de 10 veces en el corpus por el token UNK (de _unknown_)* (edited)</text:span><text:line-break/><text:span text:style-name="T7"> <text:s text:c="3"/>#6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3:53:31.501806131</meta:creation-date>
    <dc:date>2019-02-28T13:54:10.777255112</dc:date>
    <meta:editing-duration>PT39S</meta:editing-duration>
    <meta:editing-cycles>1</meta:editing-cycles>
    <meta:document-statistic meta:table-count="0" meta:image-count="0" meta:object-count="0" meta:page-count="1" meta:paragraph-count="1" meta:word-count="90" meta:character-count="871" meta:non-whitespace-character-count="665"/>
    <meta:generator>LibreOffice/6.1.4.2$Linux_X86_64 LibreOffice_project/10$Build-2</meta:generator>
  </office:meta>
</office:document-meta>
</file>